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9ef074" officeooo:paragraph-rsid="009ef074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9fe478" officeooo:paragraph-rsid="009fe478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a1cec0" officeooo:paragraph-rsid="00a1cec0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bold" officeooo:rsid="009fe478" officeooo:paragraph-rsid="009fe478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a30734" officeooo:paragraph-rsid="00a30734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7a67f3"/>
    </style:style>
    <style:style style:name="T2" style:family="text">
      <style:text-properties officeooo:rsid="009d51e8"/>
    </style:style>
    <style:style style:name="T3" style:family="text">
      <style:text-properties officeooo:rsid="00551c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c1203" style:font-weight-asian="bold" style:font-weight-complex="bold"/>
    </style:style>
    <style:style style:name="T6" style:family="text">
      <style:text-properties fo:font-weight="bold" officeooo:rsid="00a30734" style:font-weight-asian="bold" style:font-weight-complex="bold"/>
    </style:style>
    <style:style style:name="T7" style:family="text">
      <style:text-properties officeooo:rsid="007bda92"/>
    </style:style>
    <style:style style:name="T8" style:family="text">
      <style:text-properties officeooo:rsid="00a307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<text:span text:style-name="T7">02/</text:span>0<text:span text:style-name="T2">8</text:span>– MONTAG</text:p>
          </table:table-cell>
          <table:table-cell table:style-name="Table1.A2" office:value-type="string">
            <text:p text:style-name="P18"><text:span text:style-name="T5">A</text:span><text:span text:style-name="T4">S: </text:span>Datenbanken erstellen/verwalten anhand erstelltem Code.</text:p>
            <text:p text:style-name="P18"><text:span text:style-name="T4">UF: </text:span>Vorträge zu Modul B.</text:p>
            <text:p text:style-name="P18"><text:span text:style-name="T4">BP: </text:span>Grundlagen bezüglich des Kaufmanns erlernt und dessen verschiedene Arten.</text:p>
          </table:table-cell>
          <table:table-cell table:style-name="Table1.A2" office:value-type="string">
            <text:p text:style-name="P8">7 h 48 min</text:p>
          </table:table-cell>
          <table:table-cell table:style-name="Table1.D2" office:value-type="string">
            <text:p text:style-name="P7">OSZIMT</text:p>
          </table:table-cell>
        </table:table-row>
        <table:table-row table:style-name="Table1.3">
          <table:table-cell table:style-name="Table1.A2" office:value-type="string">
            <text:p text:style-name="P4">2016/0<text:span text:style-name="T7">2/09</text:span> – DIENSTAG</text:p>
          </table:table-cell>
          <table:table-cell table:style-name="Table1.A2" office:value-type="string">
            <text:p text:style-name="P19"><text:span text:style-name="T4">C</text:span><text:span text:style-name="T6">NA: </text:span><text:span text:style-name="T8">VLAN Grundlagen gelernt und in PacketTracer erstellt.</text:span></text:p>
            <text:p text:style-name="P18"><text:span text:style-name="T6">I</text:span><text:span text:style-name="T4">TS: </text:span>Vertretung.</text:p>
          </table:table-cell>
          <table:table-cell table:style-name="Table1.A2" office:value-type="string">
            <text:p text:style-name="P9">7 h 48 min</text:p>
          </table:table-cell>
          <table:table-cell table:style-name="Table1.D2" office:value-type="string">
            <text:p text:style-name="P7">OSZIMT</text:p>
          </table:table-cell>
        </table:table-row>
        <table:table-row table:style-name="Table1.4">
          <table:table-cell table:style-name="Table1.A2" office:value-type="string">
            <text:p text:style-name="P4">2016/0<text:span text:style-name="T7">2/10</text:span> – MITTWOCH</text:p>
          </table:table-cell>
          <table:table-cell table:style-name="Table1.A2" office:value-type="string">
            <text:p text:style-name="P18"><text:span text:style-name="T4">ITS: </text:span>Vorträge zu CompTia.</text:p>
            <text:p text:style-name="P18"><text:span text:style-name="T4">WSK: </text:span>Filmanalyse (Rechtsextremisus, Demokratie), über Europa gesprochen.</text:p>
            <text:p text:style-name="P18"><text:span text:style-name="T4">BP: </text:span>Grundlagen zu den Rechtsformen bei verschiedenen Arten von Unternehmen.</text:p>
          </table:table-cell>
          <table:table-cell table:style-name="Table1.A2" office:value-type="string">
            <text:p text:style-name="P9">7 h 48 min</text:p>
          </table:table-cell>
          <table:table-cell table:style-name="Table1.D2" office:value-type="string">
            <text:p text:style-name="P7">OSZIMT</text:p>
          </table:table-cell>
        </table:table-row>
        <table:table-row table:style-name="Table1.5">
          <table:table-cell table:style-name="Table1.A2" office:value-type="string">
            <text:p text:style-name="P4">2016/0<text:span text:style-name="T7">2/11</text:span> – DONNERSTAG</text:p>
          </table:table-cell>
          <table:table-cell table:style-name="Table1.A2" office:value-type="string">
            <text:p text:style-name="P17">KRANK.</text:p>
          </table:table-cell>
          <table:table-cell table:style-name="Table1.A2" office:value-type="string">
            <text:p text:style-name="P6">/</text:p>
          </table:table-cell>
          <table:table-cell table:style-name="Table1.D2" office:value-type="string">
            <text:p text:style-name="P7">/</text:p>
          </table:table-cell>
        </table:table-row>
        <table:table-row table:style-name="Table1.6">
          <table:table-cell table:style-name="Table1.A2" office:value-type="string">
            <text:p text:style-name="P4">2016/0<text:span text:style-name="T7">2/12</text:span> – FREITAG</text:p>
          </table:table-cell>
          <table:table-cell table:style-name="Table1.A2" office:value-type="string">
            <text:p text:style-name="P17">KRANK.</text:p>
          </table:table-cell>
          <table:table-cell table:style-name="Table1.A2" office:value-type="string">
            <text:p text:style-name="P8">/</text:p>
          </table:table-cell>
          <table:table-cell table:style-name="Table1.D2" office:value-type="string">
            <text:p text:style-name="P7">/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7a67f3"/>
    </style:style>
    <style:style style:name="MT2" style:family="text">
      <style:text-properties officeooo:rsid="009d51e8"/>
    </style:style>
    <style:style style:name="MT3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<text:span text:style-name="MT1">2</text:span>/<text:span text:style-name="MT2">08</text:span> – 2016/0<text:span text:style-name="MT1">2</text:span>/<text:span text:style-name="MT2">12</text:span></text:p>
            </table:table-cell>
            <table:covered-table-cell/>
            <table:table-cell table:style-name="Table5.C2" office:value-type="string">
              <text:p text:style-name="MP3"><text:span text:style-name="MT3">KW 07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17H1M32S</meta:editing-duration>
    <meta:editing-cycles>111</meta:editing-cycles>
    <meta:generator>LibreOffice/5.1.4.2$Linux_X86_64 LibreOffice_project/10m0$Build-2</meta:generator>
    <dc:title>Header Schule</dc:title>
    <dc:date>2016-07-26T13:42:01.539639493</dc:date>
    <meta:print-date>2016-02-15T14:16:47.645109047</meta:print-date>
    <meta:document-statistic meta:table-count="6" meta:image-count="0" meta:object-count="0" meta:page-count="2" meta:paragraph-count="37" meta:word-count="105" meta:character-count="784" meta:non-whitespace-character-count="711"/>
    <meta:template xlink:type="simple" xlink:actuate="onRequest" xlink:title="Header Schule" xlink:href="../../../../../.config/libreoffice/4/user/template/Header%20Schule.ott" meta:date="2015-10-18T17:09:17.317328296"/>
  </office:meta>
</office:document-meta>
</file>